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Chapter 16 <text:s/><text:line-break/>Master Documents</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iknutí pravým tlačítkem</text:p>
          </table:table-cell>
          <table:table-cell table:style-name="Table4.A2" office:value-type="string">
            <text:p text:style-name="P17">Ctrl + kliknout a/nebo klik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Why use a master document?<text:tab/>4</text:a></text:p>
          <text:p text:style-name="P38"><text:a xlink:type="simple" xlink:href="#__RefHeading___Toc13064_683246203" text:style-name="Index_20_Link" text:visited-style-name="Index_20_Link">Using the master document Navigator<text:tab/>4</text:a></text:p>
          <text:p text:style-name="P38"><text:a xlink:type="simple" xlink:href="#__RefHeading__58157_1787655114" text:style-name="Index_20_Link" text:visited-style-name="Index_20_Link">Styles in master documents and subdocuments<text:tab/>5</text:a></text:p>
          <text:p text:style-name="P38"><text:a xlink:type="simple" xlink:href="#__RefHeading__58161_1787655114" text:style-name="Index_20_Link" text:visited-style-name="Index_20_Link">Creating a master document: scenarios<text:tab/>5</text:a></text:p>
          <text:p text:style-name="P38"><text:a xlink:type="simple" xlink:href="#__RefHeading___Toc27621_2418320379" text:style-name="Index_20_Link" text:visited-style-name="Index_20_Link">Starting with no existing documents<text:tab/>6</text:a></text:p>
          <text:p text:style-name="P39"><text:a xlink:type="simple" xlink:href="#__RefHeading___Toc13309_2418320379" text:style-name="Index_20_Link" text:visited-style-name="Index_20_Link">Krok 1. Plan the project<text:tab/>6</text:a></text:p>
          <text:p text:style-name="P39"><text:a xlink:type="simple" xlink:href="#__RefHeading___Toc13318_2418320379" text:style-name="Index_20_Link" text:visited-style-name="Index_20_Link">Krok 2. Create a template<text:tab/>7</text:a></text:p>
          <text:p text:style-name="P39"><text:a xlink:type="simple" xlink:href="#__RefHeading___Toc13320_2418320379" text:style-name="Index_20_Link" text:visited-style-name="Index_20_Link">Krok 3. Create the master document<text:tab/>7</text:a></text:p>
          <text:p text:style-name="P39"><text:a xlink:type="simple" xlink:href="#__RefHeading__58183_1787655114" text:style-name="Index_20_Link" text:visited-style-name="Index_20_Link">Krok 4. Create subdocuments<text:tab/>7</text:a></text:p>
          <text:p text:style-name="P39"><text:a xlink:type="simple" xlink:href="#__RefHeading___Toc15137_2418320379" text:style-name="Index_20_Link" text:visited-style-name="Index_20_Link">Krok 5. Add some pages to the master document<text:tab/>8</text:a></text:p>
          <text:p text:style-name="P39"><text:a xlink:type="simple" xlink:href="#__RefHeading___Toc15135_2418320379" text:style-name="Index_20_Link" text:visited-style-name="Index_20_Link">Krok 6. Insert the subdocuments into the master document<text:tab/>9</text:a></text:p>
          <text:p text:style-name="P39"><text:a xlink:type="simple" xlink:href="#__RefHeading___Toc15139_2418320379" text:style-name="Index_20_Link" text:visited-style-name="Index_20_Link">Krok 7. Add table of contents, bibliography, index<text:tab/>10</text:a></text:p>
          <text:p text:style-name="P38"><text:a xlink:type="simple" xlink:href="#__RefHeading__58165_1787655114" text:style-name="Index_20_Link" text:visited-style-name="Index_20_Link">Combining several documents into a master document<text:tab/>10</text:a></text:p>
          <text:p text:style-name="P38"><text:a xlink:type="simple" xlink:href="#__RefHeading___Toc19063_683246203" text:style-name="Index_20_Link" text:visited-style-name="Index_20_Link">Splitting a document into master and subdocuments<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Editing a master document<text:tab/>15</text:a></text:p>
          <text:p text:style-name="P39"><text:a xlink:type="simple" xlink:href="#__RefHeading__58193_1787655114" text:style-name="Index_20_Link" text:visited-style-name="Index_20_Link">Changing the appearance of the master document<text:tab/>15</text:a></text:p>
          <text:p text:style-name="P39"><text:a xlink:type="simple" xlink:href="#__RefHeading__58195_1787655114" text:style-name="Index_20_Link" text:visited-style-name="Index_20_Link">Editing subdocuments<text:tab/>15</text:a></text:p>
          <text:p text:style-name="P39"><text:a xlink:type="simple" xlink:href="#__RefHeading__12945_940265273" text:style-name="Index_20_Link" text:visited-style-name="Index_20_Link">Adding, deleting, or renaming subdocuments<text:tab/>15</text:a></text:p>
          <text:p text:style-name="P38"><text:a xlink:type="simple" xlink:href="#__RefHeading___Toc27625_2418320379" text:style-name="Index_20_Link" text:visited-style-name="Index_20_Link">Cross-referencing between subdocuments<text:tab/>16</text:a></text:p>
          <text:p text:style-name="P39"><text:a xlink:type="simple" xlink:href="#__RefHeading___Toc12873_683246203" text:style-name="Index_20_Link" text:visited-style-name="Index_20_Link">Preparing items as targets for cross-referencing<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Setting references<text:tab/>16</text:a></text:p>
          <text:p text:style-name="P39"><text:a xlink:type="simple" xlink:href="#__RefHeading__33374_1324761001" text:style-name="Index_20_Link" text:visited-style-name="Index_20_Link">Inserting the cross-references<text:tab/>17</text:a></text:p>
          <text:p text:style-name="P38"><text:a xlink:type="simple" xlink:href="#__RefHeading___Toc23329_1146602249" text:style-name="Index_20_Link" text:visited-style-name="Index_20_Link">Creating a master document template<text:tab/>19</text:a></text:p>
          <text:p text:style-name="P38"><text:a xlink:type="simple" xlink:href="#__RefHeading__58207_1787655114" text:style-name="Index_20_Link" text:visited-style-name="Index_20_Link">Creating one file from a master document and its subdocuments<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Why use a master document?<text:bookmark-end text:name="__RefHeading___Toc82033_1458413368"/></text:h>
      <text:p text:style-name="P12">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text:p>
      <text:p text:style-name="P29">A master document is especially useful in these situations:</text:p>
      <text:list xml:id="list3855232478" text:style-name="List_20_1">
        <text:list-item>
          <text:p text:style-name="P61">When the file size or number of pages is quite large; writing, reviewing, and editing may be easier when done on subsets of the full document.</text:p>
        </text:list-item>
        <text:list-item>
          <text:p text:style-name="P61">When different people are writing different chapters or other parts of the full document.</text:p>
        </text:list-item>
        <text:list-item>
          <text:p text:style-name="P61">When files will be published as stand-alone documents as well as becoming part of a larger document. The chapters of this <text:span text:style-name="Emphasis">Writer Guide</text:span> are an example of this usage.</text:p>
        </text:list-item>
        <text:list-item>
          <text:p text:style-name="P61">When subdocuments are used in more than one final document.</text:p>
        </text:list-item>
        <text:list-item>
          <text:p text:style-name="P62">To change templates for a document: add it to a master document with a different template. To work, this technique needs both the document and the master document to have styles of the same name.</text:p>
        </text:list-item>
      </text:list>
      <text:p text:style-name="P12">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19091040" text:style-name="Heading_20_Tip">
        <text:list-item>
          <text:p text:style-name="P59">Tip</text:p>
        </text:list-item>
      </text:list>
      <text:p text:style-name="P25">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42" text:outline-level="1"><text:bookmark-start text:name="__RefHeading___Toc13064_683246203"/>Using the master document Navigator<text:bookmark-end text:name="__RefHeading___Toc13064_683246203"/></text:h>
      <text:p text:style-name="P12">In Writer, the Navigator has two forms: one is used in ordinary text documents and the other in master documents.</text:p>
      <text:p text:style-name="P12">In an ordinary text document, the Navigator displays lists of the graphics, tables, index entries, hyperlinks, references, and other items in the document, as shown on the left in Figure <text:sequence-ref text:reference-format="value" text:ref-name="refFigure0">1</text:sequence-ref>. </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Figure <text:sequence text:ref-name="refFigure0" text:name="Figure" text:formula="ooow:Figure+1" style:num-format="1">1</text:sequence>: The Navigator for a text document (left) and for a master document (right)</text:p></draw:text-box></draw:frame></text:p>
      <text:p text:style-name="P13"><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42" text:outline-level="1"><text:bookmark-start text:name="__RefHeading__58157_1787655114"/>Styles in master documents and subdocuments<text:bookmark-end text:name="__RefHeading__58157_1787655114"/></text:h>
      <text:p text:style-name="P12">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29">The relationship between styles in a master document and its subdocuments is as follows:</text:p>
      <text:list xml:id="list152415935512619" text:continue-list="list3855232478" text:style-name="List_20_1">
        <text:list-item>
          <text:p text:style-name="P61">Custom styles used in subdocuments, such as paragraph styles, are automatically imported into the <text:alphabetical-index-mark text:string-value="styly" text:key1="master document"/>master document.</text:p>
        </text:list-item>
        <text:list-item>
          <text:p text:style-name="P61">If more than one subdocument uses a custom style with the same name (for example, myBodyText), then only the one in the first subdocument to be linked is imported into the master document.</text:p>
        </text:list-item>
        <text:list-item>
          <text:p text:style-name="P61">If a style with the same name exists in the master document and in the subdocuments (for example, Default Style), then the style is applied as defined in the master document.</text:p>
        </text:list-item>
        <text:list-item>
          <text:p text:style-name="P61">The styles in the subdocuments are only changed in the master document, so when a subdocument is opened for editing the original styles are not affected.</text:p>
        </text:list-item>
      </text:list>
      <text:list xml:id="list152416063205316" text:continue-list="list19091040" text:style-name="Heading_20_Tip">
        <text:list-item>
          <text:p text:style-name="P59">Tip</text:p>
        </text:list-item>
      </text:list>
      <text:p text:style-name="P25">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42" text:outline-level="1"><text:bookmark-start text:name="__RefHeading__58161_1787655114"/><text:alphabetical-index-mark text:string-value="vytváření" text:key1="master document"/>Creating a master document: scenarios<text:bookmark-end text:name="__RefHeading__58161_1787655114"/></text:h>
      <text:p text:style-name="P29">Which method you choose from the three most common methods for creating a master document depends on the current state of your document:</text:p>
      <text:list xml:id="list152415445946948" text:continue-list="list152415935512619" text:style-name="List_20_1">
        <text:list-item>
          <text:p text:style-name="P63">You have no existing documents but intend to write a long book containing several chapters, possibly by multiple authors.</text:p>
        </text:list-item>
        <text:list-item>
          <text:p text:style-name="P63">You have several existing documents (chapters) by one or more authors that you want to combine into one book, controlled by the master document.</text:p>
        </text:list-item>
        <text:list-item>
          <text:p text:style-name="P63">You have one existing document (a book) that you want to split into several subdocuments (chapters) that will be controlled by the master document.</text:p>
        </text:list-item>
      </text:list>
      <text:p text:style-name="P12">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2">When you start with <text:alphabetical-index-mark-start text:id="IMark120085400" text:key1="master document"/>no existing documents<text:alphabetical-index-mark-end text:id="IMark120085400"/>, you can set up everything the way you want from the beginning. Follow these steps, in the order given. Each step is explained in detail in the following subsections.</text:p>
      <text:p text:style-name="P12"><text:bookmark-ref text:reference-format="text" text:ref-name="__RefHeading___Toc13309_2418320379">Krok 1. Plan the project</text:bookmark-ref></text:p>
      <text:p text:style-name="P12"><text:bookmark-ref text:reference-format="text" text:ref-name="__RefHeading___Toc13318_2418320379">Krok 2. Create a template</text:bookmark-ref></text:p>
      <text:p text:style-name="P12"><text:bookmark-ref text:reference-format="text" text:ref-name="__RefHeading___Toc13320_2418320379">Krok 3. Create the master document</text:bookmark-ref></text:p>
      <text:p text:style-name="P12"><text:bookmark-ref text:reference-format="text" text:ref-name="__RefHeading__58183_1787655114">Krok 4. Create subdocuments</text:bookmark-ref></text:p>
      <text:p text:style-name="P12"><text:bookmark-ref text:reference-format="text" text:ref-name="__RefHeading___Toc15137_2418320379">Krok 5. Add some pages to the master document</text:bookmark-ref></text:p>
      <text:p text:style-name="P12"><text:bookmark-ref text:reference-format="text" text:ref-name="__RefHeading___Toc15135_2418320379">Krok 6. Insert the subdocuments into the master document</text:bookmark-ref></text:p>
      <text:p text:style-name="P12"><text:bookmark-ref text:reference-format="text" text:ref-name="__RefHeading___Toc15139_2418320379">Krok 7. Add table of contents, bibliography, index</text:bookmark-ref></text:p>
      <text:h text:style-name="P50" text:outline-level="2"><text:bookmark-start text:name="__RefHeading___Toc13309_2418320379"/>Krok 1. Plan the project<text:bookmark-end text:name="__RefHeading___Toc13309_2418320379"/></text:h>
      <text:p text:style-name="P29">Although you can make changes at most steps in this process, the more you can plan before you start, the less work you will have to correct any problems later. Here are some things you need to <text:alphabetical-index-mark text:string-value="plánování" text:key1="master document"/>plan.</text:p>
      <text:p text:style-name="P12">Parts of book or report required. What pages will be in the master document and what will be in the subdocuments? Consider as an example a book with the parts given in the table below.</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Part</text:p>
          </table:table-cell>
          <table:table-cell table:style-name="Table7.A1" office:value-type="string">
            <text:p text:style-name="P76">Umístění</text:p>
          </table:table-cell>
        </table:table-row>
        <table:table-row table:style-name="Table7.2">
          <table:table-cell table:style-name="Table7.A2" office:value-type="string">
            <text:p text:style-name="P19">Title (cover) page</text:p>
          </table:table-cell>
          <table:table-cell table:style-name="Table7.A2" office:value-type="string">
            <text:p text:style-name="P19">In master document</text:p>
          </table:table-cell>
        </table:table-row>
        <table:table-row table:style-name="Table7.3">
          <table:table-cell table:style-name="Table7.A2" office:value-type="string">
            <text:p text:style-name="P19">Copyright page</text:p>
          </table:table-cell>
          <table:table-cell table:style-name="Table7.A2" office:value-type="string">
            <text:p text:style-name="P19">In master document</text:p>
          </table:table-cell>
        </table:table-row>
        <table:table-row table:style-name="Table7.2">
          <table:table-cell table:style-name="Table7.A2" office:value-type="string">
            <text:p text:style-name="P19">Table of contents (TOC)</text:p>
          </table:table-cell>
          <table:table-cell table:style-name="Table7.A2" office:value-type="string">
            <text:p text:style-name="P19">In master document</text:p>
          </table:table-cell>
        </table:table-row>
        <table:table-row table:style-name="Table7.3">
          <table:table-cell table:style-name="Table7.A2" office:value-type="string">
            <text:p text:style-name="P19">Preface (Foreword)</text:p>
          </table:table-cell>
          <table:table-cell table:style-name="Table7.A2" office:value-type="string">
            <text:p text:style-name="P19">Subdocument</text:p>
          </table:table-cell>
        </table:table-row>
        <table:table-row table:style-name="Table7.2">
          <table:table-cell table:style-name="Table7.A2" office:value-type="string">
            <text:p text:style-name="P19">Chapters 1 to 7</text:p>
          </table:table-cell>
          <table:table-cell table:style-name="Table7.A2" office:value-type="string">
            <text:p text:style-name="P19">Subdocuments</text:p>
          </table:table-cell>
        </table:table-row>
        <table:table-row table:style-name="Table7.3">
          <table:table-cell table:style-name="Table7.A2" office:value-type="string">
            <text:p text:style-name="P19">Index</text:p>
          </table:table-cell>
          <table:table-cell table:style-name="Table7.A2" office:value-type="string">
            <text:p text:style-name="P19">In master document</text:p>
          </table:table-cell>
        </table:table-row>
      </table:table>
      <text:p text:style-name="P12"><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2"><text:span text:style-name="Strong_20_Emphasis">Fields and AutoText entries, as required.</text:span> See Chapter 2, Working with Text: Basics, and Chapter 17, Fields, for ideas.</text:p>
      <text:p text:style-name="P12"><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154238808"/>subdocuments<text:alphabetical-index-mark-end text:id="IMark154238808"/> have a style with the same name that is formatted differently in each document, the master document will use the formatting from the first subdocument that was added.</text:p>
      <text:p text:style-name="P12"><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50" text:outline-level="2"><text:bookmark-start text:name="__RefHeading___Toc13318_2418320379"/><text:soft-page-break/>Krok 2. Create a template<text:bookmark-end text:name="__RefHeading___Toc13318_2418320379"/></text:h>
      <text:p text:style-name="P12">You can create a <text:alphabetical-index-mark-start text:id="IMark154238808" text:key1="master document"/>template<text:alphabetical-index-mark-end text:id="IMark15423880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52415701376428" text:continue-list="list152416063205316" text:style-name="Heading_20_Tip">
        <text:list-item>
          <text:p text:style-name="P59">Tip</text:p>
        </text:list-item>
      </text:list>
      <text:p text:style-name="P21">You can also create master document templates; see page <text:bookmark-ref text:reference-format="page" text:ref-name="__RefHeading___Toc23329_1146602249">19</text:bookmark-ref>.</text:p>
      <text:h text:style-name="P50" text:outline-level="2"><text:bookmark-start text:name="__RefHeading___Toc13320_2418320379"/>Krok 3. Create the master document<text:bookmark-end text:name="__RefHeading___Toc13320_2418320379"/></text:h>
      <text:p text:style-name="P12">It does not matter in what order you create the master and subdocuments, and you do not have to create all the subdocuments at the same time, when you are starting the project. You can add new subdocuments at any time, as you need them.</text:p>
      <text:p text:style-name="P29">Follow this process to create the master document:</text:p>
      <text:list xml:id="list2438186311" text:style-name="Numbering_20_1">
        <text:list-item text:start-value="1">
          <text:p text:style-name="P65">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65">If any text or page breaks came into this document from the template, delete the text. (The TOC, index, and any fields in headers and footers can stay.)</text:p>
        </text:list-item>
        <text:list-item>
          <text:p text:style-name="P65">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52416886135731" text:continue-list="list1626746011" text:style-name="Heading_20_Note">
        <text:list-item>
          <text:p text:style-name="P57">Poznámka</text:p>
        </text:list-item>
      </text:list>
      <text:p text:style-name="P25">Using <text:span text:style-name="Strong_20_Emphasis">File &gt; New &gt; Master Document</text:span> will create a master document file (.odm) associated with the default template. If your document is, or will be, based on a custom template, use the method described above.</text:p>
      <text:list xml:id="list152417122819532" text:continue-list="list152415701376428" text:style-name="Heading_20_Tip">
        <text:list-item>
          <text:p text:style-name="P59">Tip</text:p>
        </text:list-item>
      </text:list>
      <text:p text:style-name="P21">You can also create a master document directly from a master document template; see page <text:bookmark-ref text:reference-format="page" text:ref-name="__RefHeading___Toc23329_1146602249">19</text:bookmark-ref>.</text:p>
      <text:h text:style-name="P51" text:outline-level="2"><text:bookmark-start text:name="__RefHeading__58183_1787655114"/>Krok 4. Create <text:alphabetical-index-mark-start text:id="IMark154238808"/>subdocuments<text:bookmark-end text:name="__RefHeading__58183_1787655114"/><text:alphabetical-index-mark-end text:id="IMark154238808"/></text:h>
      <text:p text:style-name="P12">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29">Create a subdocument in the same way as you create any ordinary document:</text:p>
      <text:list xml:id="list310900316" text:style-name="Numbering_20_1">
        <text:list-item text:start-value="1">
          <text:p text:style-name="P65">Open a blank document based on the project template (very important) by choosing <text:span text:style-name="Strong_20_Emphasis">File &gt; New &gt; Templates</text:span>, then selecting the required template.</text:p>
        </text:list-item>
        <text:list-item>
          <text:p text:style-name="P65">Delete any unwanted text or other material that was brought in from the template, and set the first page to the page style you specified for the first page of a chapter.</text:p>
        </text:list-item>
        <text:list-item>
          <text:p text:style-name="P65">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50" text:outline-level="2"><text:bookmark-start text:name="__RefHeading___Toc15137_2418320379"/>Krok 5. Add some pages to the master document<text:bookmark-end text:name="__RefHeading___Toc15137_2418320379"/></text:h>
      <text:p text:style-name="P29">To assist you, do the following:</text:p>
      <text:list xml:id="list1047248676" text:style-name="List_20_1">
        <text:list-item>
          <text:p text:style-name="P6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61">Show text boundaries, table boundaries, and section boundaries (<text:span text:style-name="Strong_20_Emphasis">Tools &gt; Options &gt; LibreOffice &gt; Application Colors</text:span>).</text:p>
        </text:list-item>
      </text:list>
      <text:p text:style-name="P12">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65">Open the master document (.odm file) you created and type the contents of the <text:alphabetical-index-mark-start text:id="IMark144496376" text:key1="master document"/>title page<text:alphabetical-index-mark-end text:id="IMark144496376"/>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Figure <text:sequence text:ref-name="refFigure1" text:name="Figure" text:formula="ooow:Figure+1" style:num-format="1">2</text:sequence>: Inserting a page break between the title page and the copyright page</text:p></draw:text-box></draw:frame></text:p>
      <text:list xml:id="list152416873989283" text:continue-numbering="true" text:style-name="Numbering_20_1">
        <text:list-item>
          <text:p text:style-name="P65">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66">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52415836582831" text:continue-list="list152416886135731" text:style-name="Heading_20_Note">
        <text:list-item>
          <text:p text:style-name="P57">Poznámka</text:p>
        </text:list-item>
      </text:list>
      <text:p text:style-name="P25">Depending on the style definitions for the first paragraph (usually a heading) on the Copyright and TOC pages, you may not need to insert manual page breaks.</text:p>
      <text:h text:style-name="P50" text:outline-level="2"><text:bookmark-start text:name="__RefHeading___Toc15135_2418320379"/><text:soft-page-break/>Krok 6. Insert the subdocuments into the master document<text:bookmark-end text:name="__RefHeading___Toc15135_2418320379"/></text:h>
      <text:p text:style-name="P12">Now we are ready to add the <text:alphabetical-index-mark text:string-value="subdocument inclusion" text:key1="master document"/>subdocuments.</text:p>
      <text:list xml:id="list152417353533732" text:continue-list="list152417122819532" text:style-name="Heading_20_Tip">
        <text:list-item>
          <text:p text:style-name="P59">Tip</text:p>
        </text:list-item>
      </text:list>
      <text:p text:style-name="P25">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65">Display the Navigator (click the <text:span text:style-name="Strong_20_Emphasis">Navigator</text:span> icon on the Sidebar).</text:p>
        </text:list-item>
        <text:list-item>
          <text:p text:style-name="P65">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65">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from the context menu.</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Figure <text:sequence text:ref-name="refFigure2" text:name="Figure" text:formula="ooow:Figure+1" style:num-format="1">3</text:sequence>: Inserting a subdocument into a master document using the Navigator</text:p></draw:text-box></draw:frame></text:p>
      <text:p text:style-name="P36">A standard file browser dialog opens. Select the required file (which you created in Step 4) and click <text:span text:style-name="Strong_20_Emphasis">Insert</text:span>. This example uses seven chapters; we will load Chapter 7 first, as suggested in the Tip above.</text:p>
      <text:p text:style-name="P36">The inserted file is listed in the Navigator <text:span text:style-name="Emphasis">before</text:span> the Text item, as shown in Figure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Figure <text:sequence text:ref-name="refFigure3" text:name="Figure" text:formula="ooow:Figure+1" style:num-format="1">4</text:sequence>: Navigator after inserting one subdocument</text:p></draw:text-box></draw:frame></text:p>
      <text:list xml:id="list152417181578793" text:continue-numbering="true" text:style-name="Numbering_20_1">
        <text:list-item>
          <text:p text:style-name="P65">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65">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The Navigator will now look something like Figure <text:sequence-ref text:reference-format="value" text:ref-name="refFigure4">5</text:sequence-ref>.</text:p>
        </text:list-item>
        <text:list-item>
          <text:p text:style-name="P65">Save the master document again.</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Figure <text:sequence text:ref-name="refFigure4" text:name="Figure" text:formula="ooow:Figure+1" style:num-format="1">5</text:sequence>: The Navigator showing a series of files in a master document</text:p></draw:text-box></draw:frame></text:p>
      <text:h text:style-name="P50" text:outline-level="2"><text:bookmark-start text:name="__RefHeading___Toc15139_2418320379"/>Krok 7. Add table of contents, bibliography, index<text:bookmark-end text:name="__RefHeading___Toc15139_2418320379"/></text:h>
      <text:p text:style-name="P12">You can generate a <text:alphabetical-index-mark-start text:id="IMark87213368" text:key1="master document"/>table of contents<text:alphabetical-index-mark-end text:id="IMark87213368"/>, <text:alphabetical-index-mark text:string-value="master document" text:key1="bibliography"/><text:alphabetical-index-mark-start text:id="IMark135315848" text:key1="master document"/>bibliography<text:alphabetical-index-mark-end text:id="IMark135315848"/>, or <text:alphabetical-index-mark-start text:id="IMark144496376" text:key1="master document"/>index<text:alphabetical-index-mark-end text:id="IMark144496376"/> for the book, using the master document. You must insert these items into a text section in the master document. For more about these document elements, see Chapter 15, Tables of Contents, Indexes, Bibliographies.</text:p>
      <text:p text:style-name="P12">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2">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2">If you have included index entries in your subdocuments, put the insertion point on the page in the last text section where the index is to go and create the index.</text:p>
      <text:p text:style-name="P12">Figure <text:sequence-ref text:reference-format="value" text:ref-name="refFigure5">6</text:sequence-ref><text:s/>shows the Navigator after addition of a TOC and index.</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Figure <text:sequence text:ref-name="refFigure5" text:name="Figure" text:formula="ooow:Figure+1" style:num-format="1">6</text:sequence>: Navigator showing subdocuments, table of contents, and index in a master document</text:p></draw:text-box></draw:frame></text:p>
      <text:h text:style-name="P42"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2">When you have several existing documents, you can combine them into one document controlled by a master document.</text:p>
      <text:p text:style-name="P12">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2"><text:soft-page-break/>We will use a book of engineering test results as an example.</text:p>
      <text:list xml:id="list152417121752822" text:continue-list="list152417353533732" text:style-name="Heading_20_Tip">
        <text:list-item>
          <text:p text:style-name="P60">Tip</text:p>
        </text:list-item>
      </text:list>
      <text:p text:style-name="P22">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52416010906544" text:continue-list="list152416873989283" text:style-name="Numbering_20_1">
        <text:list-item text:start-value="1">
          <text:p text:style-name="P65">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65">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P36">Let us assume the original document was named FrontPage with a single Level 1 heading, and that when we created the master document (.odm file) we named it TestFile.</text:p>
      <text:p text:style-name="P35">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34">The original FrontPage file is left intact in its folder.</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Figure <text:sequence text:ref-name="refFigure6" text:name="Figure" text:formula="ooow:Figure+1" style:num-format="1">7</text:sequence>: TestFile documents created from FrontPage</text:p></draw:text-box></draw:frame></text:p>
      <text:list xml:id="list152416428225798" text:continue-numbering="true" text:style-name="Numbering_20_1">
        <text:list-item>
          <text:p text:style-name="P65">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68">Click <text:span text:style-name="Strong_20_Emphasis">Insert &gt; File</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Figure <text:sequence text:ref-name="refFigure7" text:name="Figure" text:formula="ooow:Figure+1" style:num-format="1">8</text:sequence>: Adding files to the master document</text:p></draw:text-box></draw:frame></text:p>
      <text:list xml:id="list152415634213077" text:continue-numbering="true" text:style-name="Numbering_20_1">
        <text:list-item>
          <text:p text:style-name="P69">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68"><text:soft-page-break/>Click the <text:span text:style-name="Strong_20_Emphasis">Move Up</text:span> icon to have the TestFile1 text above the Results1 text (file contents are inserted above the selected file in the master document).</text:p>
        </text:list-item>
        <text:list-item>
          <text:p text:style-name="P6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Figure <text:sequence text:ref-name="refFigure8" text:name="Figure" text:formula="ooow:Figure+1" style:num-format="1">9</text:sequence>: Moving subdocuments</text:p></draw:text-box></draw:frame></text:p>
      <text:list xml:id="list152416525415384" text:continue-numbering="true" text:style-name="Numbering_20_1">
        <text:list-item>
          <text:p text:style-name="P65">To edit the master document, to perhaps add a widget serial number and a client's name, in the master document right-click TestFile1.odt and select <text:span text:style-name="Strong_20_Emphasis">Edit</text:span> from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70">Select <text:span text:style-name="Strong_20_Emphasis">Tools &gt; Update &gt; Links</text:span> from the Menu bar, or click <text:span text:style-name="Strong_20_Emphasis">Update &gt; Links</text:span> in the Navigator and click <text:span text:style-name="Strong_20_Emphasis">Yes</text:span> to confirm. All the edits in the master document will now show.</text:p>
        </text:list-item>
      </text:list>
      <text:h text:style-name="P42" text:outline-level="1"><text:bookmark-start text:name="__RefHeading___Toc19063_683246203"/><text:alphabetical-index-mark text:string-value="splitting one document" text:key1="master document"/>Splitting a document into master and <text:alphabetical-index-mark-start text:id="IMark188350296"/>subdocuments<text:bookmark-end text:name="__RefHeading___Toc19063_683246203"/><text:alphabetical-index-mark-end text:id="IMark188350296"/></text:h>
      <text:p text:style-name="P12">When you have one existing document that you want to split into a master document and several subdocuments, you can have Writer split the document automatically at headings with an outline level of your choice.</text:p>
      <text:p text:style-name="P29">Although this method is quick and easy, some cleanup work may be necessary:</text:p>
      <text:list xml:id="list152416357449421" text:continue-list="list152415445946948" text:style-name="OOoBullets_20_1">
        <text:list-item>
          <text:p text:style-name="P64">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64">If the original document is associated with a template, the master document (.odm) will also be associated with that template, but the subdocuments will not. The subdocuments will inherit the styles in the original document, but their association with the template is lost.</text:p>
        </text:list-item>
      </text:list>
      <text:p text:style-name="P29"><text:bookmark-start text:name="__RefHeading__12943_940265273"/><text:reference-mark-start text:name="HowTo"/>How to do it:<text:bookmark-end text:name="__RefHeading__12943_940265273"/><text:reference-mark-end text:name="HowTo"/></text:p>
      <text:list xml:id="list152416094940338" text:continue-list="list152416525415384" text:style-name="Numbering_20_1">
        <text:list-item text:start-value="1">
          <text:p text:style-name="P65">Open the document and choose <text:span text:style-name="Strong_20_Emphasis">File &gt; Send &gt; Create Master Document</text:span>.</text:p>
        </text:list-item>
        <text:list-item>
          <text:p text:style-name="P65">On the Name and Path of Master Document dialog (Figure <text:sequence-ref text:reference-format="value" text:ref-name="refFigure9">10</text:sequence-ref>):</text:p>
        </text:list-item>
      </text:list>
      <text:list xml:id="list196331018" text:style-name="Numbering_20_2">
        <text:list-item>
          <text:list>
            <text:list-item text:start-value="1">
              <text:p text:style-name="P74">Navigate to the folder where you want to save the master document and its subdocuments (or create a new folder).</text:p>
            </text:list-item>
            <text:list-item>
              <text:p text:style-name="P75">Type a name for the master document in the <text:span text:style-name="Emphasis">File name</text:span> box.</text:p>
            </text:list-item>
            <text:list-item>
              <text:p text:style-name="P75">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P75">Leave the <text:span text:style-name="Strong_20_Emphasis">Automatic file name extension</text:span> option selected, and click <text:span text:style-name="Strong_20_Emphasis">Save</text:span> to split the document into subdocuments and create the master doc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Figure <text:sequence text:ref-name="refFigure9" text:name="Figure" text:formula="ooow:Figure+1" style:num-format="1">10</text:sequence>: Splitting a document into master and subdocuments</text:p></draw:text-box></draw:frame></text:p>
      <text:p text:style-name="P12">If you selected <text:span text:style-name="Strong_20_Emphasis">Outline: Level 1</text:span> and the paragraph style at that level is Heading 1, each of the subdocuments begins with a Heading 1 paragraph.</text:p>
      <text:h text:style-name="P42" text:outline-level="1"><text:bookmark-start text:name="__RefHeading__23545_940265273"/>Restartování číslování stránek<text:bookmark-end text:name="__RefHeading__23545_940265273"/></text:h>
      <text:p text:style-name="P29">The examples in the previous sections showed a very basic collection of files with sequential page numbering. This is useful for many documents, including e-books, but a typical printed book has the following sequence of page numbers:</text:p>
      <text:list xml:id="list152415479002831" text:continue-list="list152416357449421" text:style-name="List_20_1">
        <text:list-item>
          <text:p text:style-name="P61">No page numbers on cover page or copyright page.</text:p>
        </text:list-item>
        <text:list-item>
          <text:p text:style-name="P61">Lower-case roman numerals in the front matter, starting with i.</text:p>
        </text:list-item>
        <text:list-item>
          <text:p text:style-name="P61">Arabic numerals in the body of the document, starting with 1.</text:p>
        </text:list-item>
        <text:list-item>
          <text:p text:style-name="P61">Page numbering sequential through the rest of the book.</text:p>
        </text:list-item>
      </text:list>
      <text:p text:style-name="P12">To set up a master document to produce such a book, you need to define a different paragraph style for the heading of the first chapter and assign two special characteristics to it.</text:p>
      <text:p text:style-name="P33">Příklad</text:p>
      <text:p text:style-name="P12">Each chapter may start with a Heading 1 paragraph, set up on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Figure <text:sequence text:ref-name="refFigure10" text:name="Figure" text:formula="ooow:Figure+1" style:num-format="1">11</text:sequence>: Text Flow tab of Paragraph Style dialog for Heading 1</text:p></draw:text-box></draw:frame></text:p>
      <text:p text:style-name="P12">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Figure <text:sequence text:ref-name="refFigure11" text:name="Figure" text:formula="ooow:Figure+1" style:num-format="1">12</text:sequence>: Outline &amp; Numbering tab of Paragraph Style dialog for Heading 1</text:p></draw:text-box></draw:frame></text:p>
      <text:p text:style-name="P12">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2">Therefore, you want to define a style called <text:span text:style-name="Emphasis">Heading 1 Chapter 1</text:span> that is identical in appearance to <text:span text:style-name="Emphasis">Heading 1</text:span> but has one essential difference:</text:p>
      <text:list xml:id="list152417115209065" text:continue-list="list152416094940338" text:style-name="Numbering_20_1">
        <text:list-item text:start-value="1">
          <text:p text:style-name="P65">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Figure <text:sequence text:ref-name="refFigure12" text:name="Figure" text:formula="ooow:Figure+1" style:num-format="1">13</text:sequence>: Organizer tab for the new style</text:p></draw:text-box></draw:frame></text:p>
      <text:list xml:id="list152415543650187" text:continue-numbering="true" text:style-name="Numbering_20_1">
        <text:list-item>
          <text:p text:style-name="P65">On the <text:span text:style-name="Emphasis">Text Flow</text:span> tab, in the <text:span text:style-name="Emphasis">Breaks</text:span> section, select <text:span text:style-name="Strong_20_Emphasis">Insert</text:span>, <text:span text:style-name="Strong_20_Emphasis">Type:</text:span> <text:span text:style-name="Emphasis">Page</text:span>, <text:span text:style-name="Strong_20_Emphasis">Position:</text:span> <text:span text:style-name="Emphasis">Before</text:span>, <text:span text:style-name="Strong_20_Emphasis">With Page Style:</text:span> <text:span text:style-name="Emphasis">First Page</text:span>, and <text:span text:style-name="Strong_20_Emphasis">Page number:</text:span> <text:span text:style-name="Emphasis">1</text:span> (Figure <text:sequence-ref text:reference-format="value" text:ref-name="refFigure13">14</text:sequence-ref>). </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Figure <text:sequence text:ref-name="refFigure13" text:name="Figure" text:formula="ooow:Figure+1" style:num-format="1">14</text:sequence>: Set the page number to restart at 1 for this heading style</text:p></draw:text-box></draw:frame></text:p>
      <text:list xml:id="list152416851863085" text:continue-numbering="true" text:style-name="Numbering_20_1">
        <text:list-item>
          <text:p text:style-name="P66">On the <text:span text:style-name="Emphasis">Outline &amp; Numbering</text:span> tab, set the <text:span text:style-name="Strong_20_Emphasis">Outline level</text:span> 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Figure <text:sequence text:ref-name="refFigure14" text:name="Figure" text:formula="ooow:Figure+1" style:num-format="1">15</text:sequence>: Assign the style to Outline level 1</text:p></draw:text-box></draw:frame></text:p>
      <text:list xml:id="list152417201918173" text:continue-numbering="true" text:style-name="Numbering_20_1">
        <text:list-item>
          <text:p text:style-name="P65">Now, assign the new style to the first paragraph of Chapter 1, and you’re done.</text:p>
        </text:list-item>
      </text:list>
      <text:h text:style-name="P43" text:outline-level="1"><text:bookmark-start text:name="__RefHeading___Toc27623_2418320379"/><text:soft-page-break/><text:alphabetical-index-mark text:string-value="úprava" text:key1="master document"/>Editing a master document<text:bookmark-end text:name="__RefHeading___Toc27623_2418320379"/></text:h>
      <text:p text:style-name="P5">After creating a master document, you may want to change its appearance or contents.</text:p>
      <text:h text:style-name="P51"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2">You can change the styles in the template as your project develops. Do not make changes to styles in the master document or in any of the subdocuments; make those changes in the template.</text:p>
      <text:p text:style-name="P12">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51" text:outline-level="2"><text:bookmark-start text:name="__RefHeading__58195_1787655114"/><text:alphabetical-index-mark text:string-value="editing subdocuments" text:key1="master document"/>Editing subdocuments<text:bookmark-end text:name="__RefHeading__58195_1787655114"/></text:h>
      <text:p text:style-name="P12">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2">If, while editing a subdocument, you want to make changes to the styles that apply to the master document, follow the recommendations in “<text:bookmark-ref text:reference-format="text" text:ref-name="__RefHeading__58193_1787655114">Changing the appearance of the master document</text:bookmark-ref>” above.</text:p>
      <text:p text:style-name="P12">If you change the contents of any subdocument, you need to manually update the table of contents, bibliography, and index from within the master document.</text:p>
      <text:h text:style-name="P51" text:outline-level="2"><text:bookmark-start text:name="__RefHeading__12945_940265273"/>Adding, deleting, or renaming subdocuments<text:bookmark-end text:name="__RefHeading__12945_940265273"/></text:h>
      <text:p text:style-name="P12">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2">To delete a subdocument, right-click its file name in the Navigator and choose <text:span text:style-name="Strong_20_Emphasis">Delete</text:span>.</text:p>
      <text:p text:style-name="P12">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52415609198172" text:continue-list="list152417201918173" text:style-name="Numbering_20_1">
        <text:list-item text:start-value="1">
          <text:p text:style-name="P65">Right-click the broken link in the Navigator and choose <text:span text:style-name="Strong_20_Emphasis">Edit link</text:span>.</text:p>
        </text:list-item>
        <text:list-item>
          <text:p text:style-name="P65">In the Edit Sections dialog (Figure <text:sequence-ref text:reference-format="value" text:ref-name="refFigure15">16</text:sequence-ref>), select the renamed file, and edit the name of the section (which is the name shown in the Navigator).</text:p>
        </text:list-item>
        <text:list-item>
          <text:p text:style-name="P71">Změny uložíme kliknutím n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Figure <text:sequence text:ref-name="refFigure15" text:name="Figure" text:formula="ooow:Figure+1" style:num-format="1">16</text:sequence>: Editing a link in a master document</text:p></draw:text-box></draw:frame></text:p>
      <text:h text:style-name="P44" text:outline-level="1"><text:bookmark-start text:name="__RefHeading___Toc27625_2418320379"/><text:soft-page-break/><text:alphabetical-index-mark text:string-value="cross-referencing between subdocuments" text:key1="master document"/><text:alphabetical-index-mark text:string-value="between documents" text:key1="křížové odkazy"/>Cross-referencing between subdocuments<text:bookmark-end text:name="__RefHeading___Toc27625_2418320379"/></text:h>
      <text:p text:style-name="P12">The methods described earlier in this chapter are all that most writers will need when using master documents. However, you might want to include automatically updated cross-references between subdocuments. This section describes how to do this.</text:p>
      <text:p text:style-name="P12">The process to create cross-references between subdocuments is time consuming, but it works.</text:p>
      <text:list xml:id="list453574307" text:style-name="Heading_20_Caution">
        <text:list-item>
          <text:p text:style-name="P56"><text:bookmark-start text:name="__RefHeading__58199_1787655114"/>Upozornění<text:bookmark-end text:name="__RefHeading__58199_1787655114"/></text:p>
        </text:list-item>
      </text:list>
      <text:p text:style-name="P23">The method described does not work well if the subdocuments will be used standalone as well as within a master document. As noted on page <text:sequence-ref text:reference-format="page" text:ref-name="refFigure20">18</text:sequence-ref>, the cross-reference will show as an error in a standalone document, but it will show correctly in the master document.</text:p>
      <text:h text:style-name="P51" text:outline-level="2"><text:bookmark-start text:name="__RefHeading___Toc12873_683246203"/>Preparing items as targets for cross-referencing<text:bookmark-end text:name="__RefHeading___Toc12873_683246203"/></text:h>
      <text:p text:style-name="P12">Before you can insert a cross-reference to anything that is not automatically shown on the <text:span text:style-name="Emphasis">Cross‑references</text:span> tab of the Fields dialog, such as a heading, you must <text:alphabetical-index-mark text:string-value="preparing headings as targets" text:key1="křížové odkazy"/>prepare that heading as an item to be referenced. To do this, you can either use bookmarks or set references.</text:p>
      <text:h text:style-name="P54" text:outline-level="3"><text:bookmark-start text:name="__RefHeading__58201_1787655114"/>Záložky<text:bookmark-end text:name="__RefHeading__58201_1787655114"/></text:h>
      <text:p text:style-name="P12">Bookmarks are listed in the Navigator and can be accessed directly from there.</text:p>
      <text:p text:style-name="P29">To insert a bookmark:</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On the <text:alphabetical-index-mark-start text:id="IMark92172408"/>Insert Bookmark dialog<text:alphabetical-index-mark-end text:id="IMark92172408"/>, the larger box lists any previously defined bookmarks. Type a name for the new bookmark in the top box. Click <text:span text:style-name="Strong_20_Emphasis">Inser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Figure <text:sequence text:ref-name="refFigure16" text:name="Figure" text:formula="ooow:Figure+1" style:num-format="1">17</text:sequence>: Inserting a bookmark</text:p></draw:text-box></draw:frame></text:p>
      <text:h text:style-name="P55" text:outline-level="3"><text:bookmark-start text:name="__RefHeading___Toc27627_2418320379"/><text:alphabetical-index-mark text:string-value="setting references" text:key1="křížové odkazy"/>Setting references<text:bookmark-end text:name="__RefHeading___Toc27627_2418320379"/></text:h>
      <text:p text:style-name="P37">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2">The field names are case-sensitive. You can check the field name by holding the cursor over the referenced item. In our example (Figure <text:sequence-ref text:reference-format="value" text:ref-name="refFigure17">18</text:sequence-ref>), the heading has the field name <text:span text:style-name="Emphasis">word count</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Figure <text:sequence text:ref-name="refFigure17" text:name="Figure" text:formula="ooow:Figure+1" style:num-format="1">18</text:sequence>: Finding the field name for a heading</text:p></draw:text-box></draw:frame></text:p>
      <text:p text:style-name="P29">Open the subdocument in which you want to set references.</text:p>
      <text:list xml:id="list540714148" text:style-name="Numbering_20_1">
        <text:list-item text:start-value="1">
          <text:p text:style-name="P65">Click <text:span text:style-name="Strong_20_Emphasis">Insert &gt; Cross-reference</text:span>.</text:p>
        </text:list-item>
        <text:list-item>
          <text:p text:style-name="P65">On the <text:span text:style-name="Emphasis">Cross-references</text:span> tab of the Fields dialog (Figure <text:sequence-ref text:reference-format="value" text:ref-name="refFigure18">19</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65">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65">Click <text:span text:style-name="Strong_20_Emphasis">Insert</text:span>. The text you typed in the <text:span text:style-name="Emphasis">Name</text:span> box now appears in the <text:span text:style-name="Emphasis">Selection</text:span> list.</text:p>
        </text:list-item>
        <text:list-item>
          <text:p text:style-name="P65">Repeat steps 3 and 4 as often as required, keeping a note of your references as needed.</text:p>
        </text:list-item>
        <text:list-item>
          <text:p text:style-name="P65">Repeat for other subdocuments if wanted. Click <text:span text:style-name="Strong_20_Emphasis">Close</text:span> to save and exit the dialog.</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Figure <text:sequence text:ref-name="refFigure18" text:name="Figure" text:formula="ooow:Figure+1" style:num-format="1">19</text:sequence>: <text:alphabetical-index-mark text:string-value="karta Křížové odkazy" text:key1="dialogové okno Pole"/>Setting text to be used as a target for a cross-reference</text:p></draw:text-box></draw:frame></text:p>
      <text:h text:style-name="P51" text:outline-level="2"><text:bookmark-start text:name="__RefHeading__33374_1324761001"/>Inserting the cross-references<text:bookmark-end text:name="__RefHeading__33374_1324761001"/></text:h>
      <text:list xml:id="list152417428784452" text:continue-list="list540714148" text:style-name="OOoNum_20_123">
        <text:list-item text:start-value="1">
          <text:p text:style-name="P72">Open the master document. In the Navigator, select a subdocument, right-click and choose <text:span text:style-name="Strong_20_Emphasis">Edit</text:span> from the context menu. The subdocument opens for editing.</text:p>
        </text:list-item>
        <text:list-item>
          <text:p text:style-name="P72">In the subdocument, place the cursor where you want the cross-reference to appear. Click <text:span text:style-name="Strong_20_Emphasis">Insert &gt; Cross Reference</text:span>.</text:p>
        </text:list-item>
        <text:list-item>
          <text:p text:style-name="P72"><text:soft-page-break/>On the <text:span text:style-name="Emphasis">Cross-references</text:span> tab of the Fields dialog (Figure <text:sequence-ref text:reference-format="value" text:ref-name="refFigure19">20</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72">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72">Click <text:span text:style-name="Strong_20_Emphasis">Insert</text:span>, type any text you want to appear between the reference and page number (such as “on page”), and then insert another reference with <text:span text:style-name="Strong_20_Emphasis">Page</text:span> from the <text:span text:style-name="Emphasis">Insert reference to</text:span> list. The cross-references will show an error as shown in Figure <text:sequence-ref text:reference-format="value" text:ref-name="refFigure20">21</text:sequence-ref>. When you hover the mouse pointer over one of these fields, you will see the field name.</text:p>
          <text:p text:style-name="P72">(You can turn on the display of field codes by clicking <text:span text:style-name="Strong_20_Emphasis">View &gt; Field Names</text:span>. The two error fields shown in Figure <text:sequence-ref text:reference-format="value" text:ref-name="refFigure20">21</text:sequence-ref><text:s/>now look like Figure <text:sequence-ref text:reference-format="value" text:ref-name="refFigure21">22</text:sequence-ref>.)</text:p>
        </text:list-item>
        <text:list-item>
          <text:p text:style-name="P72">After you have inserted all the cross-references required in the subdocument, click <text:span text:style-name="Strong_20_Emphasis">Close</text:span> to save it and return to the master document window.</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Figure <text:sequence text:ref-name="refFigure19" text:name="Figure" text:formula="ooow:Figure+1" style:num-format="1">20</text:sequence>: Fields dialog showing manual entry of field nam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Figure <text:sequence text:ref-name="refFigure20" text:name="Figure" text:formula="ooow:Figure+1" style:num-format="1">21</text:sequence>: Viewing the field nam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Figure <text:sequence text:ref-name="refFigure21" text:name="Figure" text:formula="ooow:Figure+1" style:num-format="1">22</text:sequence>: Displaying field codes</text:p></draw:text-box></draw:frame></text:p>
      <text:p text:style-name="P15"><text:soft-page-break/>Select <text:span text:style-name="Strong_20_Emphasis">Tools &gt; Update &gt; Links</text:span> from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20">21</text:sequence-ref><text:s/>will be shown.)</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Figure <text:sequence text:ref-name="refFigure22" text:name="Figure" text:formula="ooow:Figure+1" style:num-format="1">23</text:sequence>: Field contents visible</text:p></draw:text-box></draw:frame></text:p>
      <text:p text:style-name="P12">This technique also works if you open a subdocument directly in step 2 (that is, not from within the master document) and insert a cross-reference field.</text:p>
      <text:h text:style-name="P45" text:outline-level="1"><text:bookmark-start text:name="__RefHeading___Toc23329_1146602249"/>Creating a master document template<text:bookmark-end text:name="__RefHeading___Toc23329_1146602249"/></text:h>
      <text:p text:style-name="P11">A master document template is created in much the same way as any other template:</text:p>
      <text:list xml:id="list152417319739161" text:continue-list="list152415609198172" text:style-name="Numbering_20_1">
        <text:list-item text:start-value="1">
          <text:p text:style-name="P65">First, create the master document using <text:span text:style-name="Strong_20_Emphasis">File &gt; Send &gt; Create Master Document</text:span>, as described in earlier sections of this chapter.</text:p>
        </text:list-item>
        <text:list-item>
          <text:p text:style-name="P65">Then, use <text:span text:style-name="Strong_20_Emphasis">File &gt; Templates &gt; Save as Template</text:span> to create the template (.otm), which will then be listed in the Templates dialog along with other templates.</text:p>
        </text:list-item>
      </text:list>
      <text:list xml:id="list152415484944895" text:continue-list="list152417121752822" text:style-name="Heading_20_Tip">
        <text:list-item>
          <text:p text:style-name="P59">Tip</text:p>
        </text:list-item>
      </text:list>
      <text:p text:style-name="P24">Include in the name you give a master document template some indication that it is not an ordinary template.</text:p>
      <text:h text:style-name="P42"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2">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29">To <text:alphabetical-index-mark text:string-value="exporting to .odt file" text:key1="master document"/>export a master document to a .odt file (without affecting the original .odm file):</text:p>
      <text:list xml:id="list179853549" text:style-name="Numbering_20_1">
        <text:list-item text:start-value="1">
          <text:p text:style-name="P65">Open the master document and update all links. Choose <text:span text:style-name="Strong_20_Emphasis">File &gt; Export</text:span> from the Menu bar.</text:p>
        </text:list-item>
        <text:list-item>
          <text:p text:style-name="P67">On the Export dialog (Figure <text:sequence-ref text:reference-format="value" text:ref-name="refFigure23">24</text:sequence-ref>), type a name for the exported .odt file and choose ODF <text:span text:style-name="Strong_20_Emphasis">Text Document (.odt)</text:span> from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67">Close the master document and open the new .odt file, updating all links.</text:p>
        </text:list-item>
        <text:list-item>
          <text:p text:style-name="P67">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73">Klik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Figure <text:sequence text:ref-name="refFigure23" text:name="Figure" text:formula="ooow:Figure+1" style:num-format="1">24</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Klepneme na <text:span text:style-name="Strong_20_Emphasis">OK</text:span>.</text:p>
      <text:h text:style-name="P42" text:outline-level="1"><text:bookmark-start text:name="__RefHeading__58209_1787655114"/><text:alphabetical-index-mark text:string-value="anchoring pictures to page" text:key1="master document"/>Ukotvení obrázků<text:bookmark-end text:name="__RefHeading__58209_1787655114"/></text:h>
      <text:p text:style-name="P12">An image (graphic) anchored “to page” in a subdocument is not displayed in the master document although it appears correctly in the subdocument.</text:p>
      <text:p text:style-name="P12">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29">To avoid this problem but keep images positioned precisely on a particular page, anchor the pictures as follows:</text:p>
      <text:list xml:id="list1968338783" text:style-name="Numbering_20_1">
        <text:list-item text:start-value="1">
          <text:p text:style-name="P65">Right-click the image and choose <text:span text:style-name="Strong_20_Emphasis">Properties</text:span> from the context menu.</text:p>
        </text:list-item>
        <text:list-item>
          <text:p text:style-name="P65">On the <text:span text:style-name="Emphasis">Type</text:span> tab of the Image dialog (Figure <text:sequence-ref text:reference-format="value" text:ref-name="refFigure24">25</text:sequence-ref>), set the anchor to <text:span text:style-name="Strong_20_Emphasis">To character</text:span> or <text:span text:style-name="Strong_20_Emphasis">To paragraph</text:span>.</text:p>
        </text:list-item>
        <text:list-item>
          <text:p text:style-name="P65">Under <text:span text:style-name="Emphasis">Position</text:span>, choose suitable horizontal and vertical references to the page. Click <text:span text:style-name="Strong_20_Emphasis">OK</text:span> to save the changes.</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Figure <text:sequence text:ref-name="refFigure24" text:name="Figure" text:formula="ooow:Figure+1" style:num-format="1">25</text:sequence>: Anchoring a graphic and setting its position on a pag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Cross-referencing between subdocument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6  Master Documen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6  Master Document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6  Master Documen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Chapter 16  Master Documents</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